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a67" officeooo:paragraph-rsid="00138a67"/>
    </style:style>
    <style:style style:name="P2" style:family="paragraph" style:parent-style-name="Standard">
      <style:text-properties officeooo:rsid="001608f5" officeooo:paragraph-rsid="001608f5"/>
    </style:style>
    <style:style style:name="T1" style:family="text">
      <style:text-properties officeooo:rsid="00149b16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ockfs.ctl</text:p>
      <text:p text:style-name="P1"><text:tab/><text:span text:style-name="T2">::throttle_info</text:span><text:tab/>(r)</text:p>
      <text:p text:style-name="P1"><text:tab/>::full_archive<text:tab/><text:tab/>(r)</text:p>
      <text:p text:style-name="P1"><text:tab/>::add_longpath<text:tab/>(w)</text:p>
      <text:p text:style-name="P1">data/&lt;carvpath&gt;.&lt;ext&gt;</text:p>
      <text:p text:style-name="P1"><text:tab/>::path_state<text:tab/><text:tab/>(r)</text:p>
      <text:p text:style-name="P1"><text:tab/><text:span text:style-name="T2">::throttle_info<text:tab/></text:span>(r)</text:p>
      <text:p text:style-name="P1"><text:tab/>::longpath<text:tab/><text:tab/>(r)</text:p>
      <text:p text:style-name="P2">data/&lt;carvpath&gt;/&lt;carvpath&gt;[.&lt;ext&gt;]</text:p>
      <text:p text:style-name="P1">module/&lt;module&gt;.ctl<text:tab/><text:tab/></text:p>
      <text:p text:style-name="P1"><text:tab/>::weight<text:tab/><text:tab/>(rw)</text:p>
      <text:p text:style-name="P1"><text:tab/>::overflow<text:tab/><text:tab/>(rw)</text:p>
      <text:p text:style-name="P1"><text:tab/><text:span text:style-name="T2">::throttle_info</text:span><text:tab/>(r)</text:p>
      <text:p text:style-name="P1"><text:tab/>::instance_count<text:tab/>(r)</text:p>
      <text:p text:style-name="P1"><text:tab/>::reset<text:tab/><text:tab/><text:tab/>(s)</text:p>
      <text:p text:style-name="P1"><text:tab/>::register_instance<text:tab/>(r)</text:p>
      <text:p text:style-name="P1">instance/&lt;icap&gt;.ctl</text:p>
      <text:p text:style-name="P1"><text:tab/>::unregister<text:tab/><text:tab/>(s)</text:p>
      <text:p text:style-name="P1"><text:tab/>::sort_pollicy<text:tab/><text:tab/>(rw)</text:p>
      <text:p text:style-name="P1"><text:tab/>::select_policy<text:tab/><text:tab/>(rw)</text:p>
      <text:p text:style-name="P1"><text:tab/>::accept_job<text:tab/><text:tab/>(r)</text:p>
      <text:p text:style-name="P1">job/&lt;jcap&gt;.ctl</text:p>
      <text:p text:style-name="P1"><text:tab/>::routing_info<text:tab/><text:tab/>(rw)</text:p>
      <text:p text:style-name="P1"><text:tab/>::<text:span text:style-name="T1">job_carvpath<text:tab/><text:tab/>(r)</text:span></text:p>
      <text:p text:style-name="P1"><text:tab/>::create_mutable<text:tab/>(w)</text:p>
      <text:p text:style-name="P1"><text:tab/>::mutable<text:tab/><text:tab/>(r)</text:p>
      <text:p text:style-name="P1"><text:tab/>::frozen_mutable<text:tab/>(r)</text:p>
      <text:p text:style-name="P1"><text:tab/>::submit_child<text:tab/><text:tab/>(w)</text:p>
      <text:p text:style-name="P2">newdata/&lt;ncap&gt;.da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9:56:10.535081989</meta:creation-date>
    <dc:date>2015-12-07T20:16:45.451063813</dc:date>
    <meta:editing-duration>PT5M14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29" meta:word-count="51" meta:character-count="561" meta:non-whitespace-character-count="500"/>
  </office:meta>
</office:document-meta>
</file>